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101391" officeooo:paragraph-rsid="00101391"/>
    </style:style>
    <style:style style:name="P2" style:family="paragraph" style:parent-style-name="Text_20_body">
      <style:text-properties fo:font-size="16pt" style:text-underline-style="solid" style:text-underline-width="auto" style:text-underline-color="font-color" officeooo:rsid="00101391" officeooo:paragraph-rsid="00101391" style:font-size-asian="14pt" style:font-size-complex="16pt"/>
    </style:style>
    <style:style style:name="P3" style:family="paragraph" style:parent-style-name="Text_20_body">
      <style:text-properties fo:font-size="16pt" style:text-underline-style="solid" style:text-underline-width="auto" style:text-underline-color="font-color" officeooo:rsid="00105214" officeooo:paragraph-rsid="00105214" style:font-size-asian="14pt" style:font-size-complex="16pt"/>
    </style:style>
    <style:style style:name="P4" style:family="paragraph" style:parent-style-name="Text_20_body">
      <style:text-properties fo:font-size="16pt" style:text-underline-style="solid" style:text-underline-width="auto" style:text-underline-color="font-color" officeooo:rsid="001101e4" officeooo:paragraph-rsid="001101e4" style:font-size-asian="14pt" style:font-size-complex="16pt"/>
    </style:style>
    <style:style style:name="P5" style:family="paragraph" style:parent-style-name="Text_20_body">
      <style:text-properties fo:font-size="14pt" style:text-underline-style="none" officeooo:rsid="00101391" officeooo:paragraph-rsid="00101391" style:font-size-asian="12.25pt" style:font-size-complex="14pt"/>
    </style:style>
    <style:style style:name="P6" style:family="paragraph" style:parent-style-name="Text_20_body">
      <style:text-properties fo:font-size="14pt" style:text-underline-style="none" officeooo:rsid="00105214" officeooo:paragraph-rsid="00105214" style:font-size-asian="12.25pt" style:font-size-complex="14pt"/>
    </style:style>
    <style:style style:name="P7" style:family="paragraph" style:parent-style-name="Text_20_body">
      <style:text-properties fo:font-size="14pt" style:text-underline-style="none" officeooo:rsid="001101e4" officeooo:paragraph-rsid="001101e4" style:font-size-asian="12.25pt" style:font-size-complex="14pt"/>
    </style:style>
    <style:style style:name="P8" style:family="paragraph" style:parent-style-name="Title">
      <style:text-properties style:text-underline-style="solid" style:text-underline-width="auto" style:text-underline-color="font-color" officeooo:rsid="00101391" officeooo:paragraph-rsid="00101391"/>
    </style:style>
    <style:style style:name="T1" style:family="text">
      <style:text-properties officeooo:rsid="00105214"/>
    </style:style>
    <style:style style:name="T2" style:family="text">
      <style:text-properties officeooo:rsid="001101e4"/>
    </style:style>
    <style:style style:name="T3" style:family="text">
      <style:text-properties fo:font-size="14pt" style:text-underline-style="none" style:font-size-asian="12.25pt" style:font-size-complex="14pt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Y-2</text:p>
      <text:p text:style-name="P1"/>
      <text:p text:style-name="P2">UTILIZATION FACTOR</text:p>
      <text:p text:style-name="P5">The utilization factor is the amount space that is used up by the netlist in a chip. If the whole space is being used the utilization factor is said to be 100% <text:span text:style-name="T1">Which means the utilization factor is 1</text:span>. We usually do not aim for 100% because if any more components were required to added it would not be possible. The formula for calculating the utilization factor is The total area occupied by the netlist/The total area of the core.</text:p>
      <text:p text:style-name="P3">ASPECT RATIO</text:p>
      <text:p text:style-name="P6">The aspect ratio determines whether the chip is a square shape or a rectangle in shape. The formula to calculate the aspect ratio is Height/Width. If the aspect ratio is 1 then it denotes that the chip is a square shape.</text:p>
      <text:p text:style-name="P3">CONCEPT OF PREPLACED CELLS</text:p>
      <text:p text:style-name="P6">Preplaced cells are placed within the chip before the automated placement and routing. The location of the preplaced cells cann<text:span text:style-name="T2">ot be changed.</text:span></text:p>
      <text:p text:style-name="P4">DE-COUPLING CAPACITERS</text:p>
      <text:p text:style-name="P7">De-coupling capaciters are devices in the chip that make sure that the cells in the chip <text:s text:c="2"/>recieve the correct amount of voltage.</text:p>
      <text:p text:style-name="P4">BUFFERS</text:p>
      <text:p text:style-name="P4"><text:span text:style-name="T3">Buffers are devices that copy the signals that are sent between different cells in a chip. They ensure that the signals are not lost while they are travelling between cell to another.</text:span></text:p>
      <text:p text:style-name="P4">LABS</text:p>
      <text:p text:style-name="P7">The day-2 labs mainly focus on running the floorplan and the placement of the chip. We also review these steps in Mag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30T15:01:24.084465612</meta:creation-date>
    <dc:date>2025-01-30T15:33:02.461748543</dc:date>
    <meta:editing-duration>PT11M8S</meta:editing-duration>
    <meta:editing-cycles>1</meta:editing-cycles>
    <meta:document-statistic meta:table-count="0" meta:image-count="0" meta:object-count="0" meta:page-count="1" meta:paragraph-count="13" meta:word-count="232" meta:character-count="1319" meta:non-whitespace-character-count="1098"/>
    <meta:generator>LibreOffice/6.0.7.3$Linux_X86_64 LibreOffice_project/00m0$Build-3</meta:generator>
  </office:meta>
</office:document-meta>
</file>